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281cm" fo:min-width="2.98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2.543cm" fo:min-width="2.295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9cm" fo:min-width="1.65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8cm" fo:min-width="2.174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572cm" fo:min-width="1.691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9cm" fo:min-width="1.61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8cm" fo:min-width="1.69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567cm" fo:min-width="1.65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9cm" fo:min-width="1.691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8cm" fo:min-width="1.65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9cm" fo:min-width="1.69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569cm" fo:min-width="1.651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3" style:family="graphic" style:parent-style-name="standard">
      <style:graphic-properties draw:stroke="solid" svg:stroke-width="0.212cm" svg:stroke-color="#00ffff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4" style:family="graphic">
      <style:graphic-properties loext:decorative="false"/>
    </style:style>
    <style:style style:name="gr15" style:family="graphic" style:parent-style-name="standard">
      <style:graphic-properties draw:stroke="solid" svg:stroke-width="0.212cm" svg:stroke-color="#00ff00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6" style:family="graphic" style:parent-style-name="standard">
      <style:graphic-properties draw:stroke="solid" svg:stroke-width="0.212cm" svg:stroke-color="#00ff00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7" style:family="graphic" style:parent-style-name="standard">
      <style:graphic-properties draw:stroke="solid" svg:stroke-width="0.212cm" svg:stroke-color="#ffe4e1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8" style:family="graphic" style:parent-style-name="standard">
      <style:graphic-properties draw:stroke="solid" svg:stroke-width="0.212cm" svg:stroke-color="#ffe4e1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9" style:family="graphic" style:parent-style-name="standard">
      <style:graphic-properties draw:stroke="solid" svg:stroke-width="0.212cm" svg:stroke-color="#ffa500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20" style:family="graphic" style:parent-style-name="standard">
      <style:graphic-properties draw:stroke="solid" svg:stroke-width="0.212cm" svg:stroke-color="#ffa500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2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65cm" fo:min-width="2.856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22" style:family="graphic" style:parent-style-name="standard">
      <style:graphic-properties draw:stroke="solid" svg:stroke-width="0.159cm" svg:stroke-color="#ffff00" draw:marker-start-width="0.437cm" draw:marker-start-center="false" draw:marker-end-width="0.437cm" draw:marker-end-center="false" draw:fill="none" draw:fill-color="#729fcf" draw:textarea-horizontal-align="justify" draw:textarea-vertical-align="middle" draw:auto-grow-height="false" fo:min-height="8.601cm" fo:min-width="8.381cm" fo:padding-top="0.205cm" fo:padding-bottom="0.205cm" fo:padding-left="0.33cm" fo:padding-right="0.33cm" draw:shadow="hidden" draw:shadow-offset-x="0.199cm" draw:shadow-offset-y="0.199cm" draw:shadow-color="#808080" loext:decorative="false"/>
    </style:style>
    <style:style style:name="gr23" style:family="graphic" style:parent-style-name="standard">
      <style:graphic-properties draw:stroke="solid" svg:stroke-width="0.081cm" svg:stroke-color="#ffffff" draw:marker-start-width="0.321cm" draw:marker-start-center="false" draw:marker-end-width="0.321cm" draw:marker-end-center="false" draw:fill="solid" draw:fill-color="#ff69b4" draw:textarea-horizontal-align="justify" draw:textarea-vertical-align="middle" draw:auto-grow-height="false" fo:min-height="0.101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4" style:family="graphic" style:parent-style-name="standard">
      <style:graphic-properties draw:stroke="solid" svg:stroke-width="0.081cm" svg:stroke-color="#ffff00" draw:marker-start-width="0.321cm" draw:marker-start-center="false" draw:marker-end-width="0.321cm" draw:marker-end-center="false" draw:fill="solid" draw:fill-color="#000000" draw:textarea-horizontal-align="justify" draw:textarea-vertical-align="middle" draw:auto-grow-height="false" fo:min-height="0.006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5" style:family="graphic" style:parent-style-name="standard">
      <style:graphic-properties draw:stroke="solid" svg:stroke-width="0.081cm" svg:stroke-color="#ffff00" draw:marker-start-width="0.321cm" draw:marker-start-center="false" draw:marker-end-width="0.321cm" draw:marker-end-center="false" draw:fill="solid" draw:fill-color="#000000" draw:textarea-horizontal-align="justify" draw:textarea-vertical-align="middle" draw:auto-grow-height="false" fo:min-height="0.007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6" style:family="graphic">
      <style:graphic-properties style:writing-mode="lr-tb" loext:decorative="false"/>
    </style:style>
    <style:style style:name="gr2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963cm" fo:min-width="1.33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8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5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9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5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0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5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1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963cm" fo:min-width="1.332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3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3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3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4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3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5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964cm" fo:min-width="1.33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3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4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8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4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9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4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0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964cm" fo:min-width="1.332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1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5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5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3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963cm" fo:min-width="1.33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4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6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5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6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6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6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8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963cm" fo:min-width="1.332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9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4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50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6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51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5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5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6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53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584cm" fo:min-width="9.49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809cm" fo:min-width="5.041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1.576cm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58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a5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69b4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1e9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 draw:secondary-fill-color="#d4ea6b" draw:opacity="32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loext:graphic-properties draw:fill="none"/>
      <style:text-properties fo:color="#a9a9a9" loext:opacity="100%" fo:font-size="40pt" style:font-size-asian="40pt" style:font-size-complex="40pt"/>
    </style:style>
    <style:style style:name="P21" style:family="paragraph">
      <style:paragraph-properties fo:margin-left="0cm" fo:margin-right="0cm" fo:margin-top="0cm" fo:margin-bottom="0cm" fo:line-height="90%" fo:text-align="center" fo:text-indent="0cm" style:writing-mode="lr-tb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indent="0cm" style:writing-mode="lr-tb"/>
      <style:text-properties fo:font-size="32pt"/>
    </style:style>
    <style:style style:name="P24" style:family="paragraph">
      <style:text-properties fo:font-size="40pt"/>
    </style:style>
    <style:style style:name="T1" style:family="text"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a5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g draw:style-name="gr14">
          <draw:line draw:style-name="gr19" draw:text-style-name="P10" draw:layer="layout" svg:x1="4.665cm" svg:y1="8.263cm" svg:x2="16.975cm" svg:y2="13.361cm">
            <text:p/>
          </draw:line>
          <draw:line draw:style-name="gr19" draw:text-style-name="P10" draw:layer="layout" svg:x1="4.677cm" svg:y1="13.394cm" svg:x2="16.93cm" svg:y2="8.318cm">
            <text:p/>
          </draw:line>
          <draw:line draw:style-name="gr20" draw:text-style-name="P10" draw:layer="layout" svg:x1="4.94cm" svg:y1="8.248cm" svg:x2="4.94cm" svg:y2="13.254cm">
            <text:p/>
          </draw:line>
          <draw:line draw:style-name="gr20" draw:text-style-name="P10" draw:layer="layout" svg:x1="16.721cm" svg:y1="8.346cm" svg:x2="16.721cm" svg:y2="13.25cm">
            <text:p/>
          </draw:line>
          <draw:line draw:style-name="gr20" draw:text-style-name="P10" draw:layer="layout" svg:x1="4.782cm" svg:y1="8.3cm" svg:x2="16.887cm" svg:y2="8.299cm">
            <text:p/>
          </draw:line>
          <draw:line draw:style-name="gr20" draw:text-style-name="P10" draw:layer="layout" svg:x1="16.918cm" svg:y1="13.33cm" svg:x2="4.753cm" svg:y2="13.329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2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3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21"><text:span text:style-name="T1">Tautology</text:span></text:p>
            <text:p text:style-name="P2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22"><text:span text:style-name="T1">Contra-</text:span></text:p>
            <text:p text:style-name="P22"><text:span text:style-name="T1">-diction</text:span></text:p>
            <text:p text:style-name="P22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22"><text:span text:style-name="T1">XOR</text:span></text:p>
            <text:p text:style-name="P22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22"><text:span text:style-name="T1">XNOR</text:span></text:p>
            <text:p text:style-name="P22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21"><text:span text:style-name="T2">AND</text:span></text:p>
            <text:p text:style-name="P2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22"><text:span text:style-name="T2">NAND</text:span></text:p>
            <text:p text:style-name="P22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22"><text:span text:style-name="T2">OR</text:span></text:p>
            <text:p text:style-name="P22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22"><text:span text:style-name="T2">NOR</text:span></text:p>
            <text:p text:style-name="P22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21"><text:span text:style-name="T3">MI</text:span></text:p>
            <text:p text:style-name="P2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22"><text:span text:style-name="T3">MNI</text:span></text:p>
            <text:p text:style-name="P22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22"><text:span text:style-name="T4">LP</text:span></text:p>
            <text:p text:style-name="P22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22"><text:span text:style-name="T4">LC</text:span></text:p>
            <text:p text:style-name="P22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22"><text:span text:style-name="T4">RP</text:span></text:p>
            <text:p text:style-name="P22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22"><text:span text:style-name="T4">RC</text:span></text:p>
            <text:p text:style-name="P22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21"><text:span text:style-name="T3">CI</text:span></text:p>
            <text:p text:style-name="P2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22"><text:span text:style-name="T3">CNI</text:span></text:p>
            <text:p text:style-name="P22"><text:span text:style-name="T3">0100</text:span></text:p>
          </draw:text-box>
        </draw:fram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23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 text:style-name="P24"><text:span text:style-name="T7">(c) 2000-2025 Christopher <text:s text:c="2"/>Andrew <text:s text:c="3"/></text:span></text:p>
            <text:p text:style-name="P24"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 text:style-name="P24"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 text:style-name="P24"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 text:style-name="P24"><text:span text:style-name="T7">Github.com/ChristopherAndrewTopalian</text:span></text:p>
          </draw:text-box>
        </draw:frame>
      </draw:page>
      <draw:page draw:name="page4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5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g draw:style-name="gr14">
          <draw:line draw:style-name="gr19" draw:text-style-name="P10" draw:layer="layout" svg:x1="4.665cm" svg:y1="8.263cm" svg:x2="16.975cm" svg:y2="13.361cm">
            <text:p/>
          </draw:line>
          <draw:line draw:style-name="gr19" draw:text-style-name="P10" draw:layer="layout" svg:x1="4.677cm" svg:y1="13.394cm" svg:x2="16.93cm" svg:y2="8.318cm">
            <text:p/>
          </draw:line>
          <draw:line draw:style-name="gr20" draw:text-style-name="P10" draw:layer="layout" svg:x1="4.94cm" svg:y1="8.248cm" svg:x2="4.94cm" svg:y2="13.254cm">
            <text:p/>
          </draw:line>
          <draw:line draw:style-name="gr20" draw:text-style-name="P10" draw:layer="layout" svg:x1="16.721cm" svg:y1="8.346cm" svg:x2="16.721cm" svg:y2="13.25cm">
            <text:p/>
          </draw:line>
          <draw:line draw:style-name="gr20" draw:text-style-name="P10" draw:layer="layout" svg:x1="4.782cm" svg:y1="8.3cm" svg:x2="16.887cm" svg:y2="8.299cm">
            <text:p/>
          </draw:line>
          <draw:line draw:style-name="gr20" draw:text-style-name="P10" draw:layer="layout" svg:x1="16.918cm" svg:y1="13.33cm" svg:x2="4.753cm" svg:y2="13.329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6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21"><text:span text:style-name="T1">Tautology</text:span></text:p>
            <text:p text:style-name="P2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22"><text:span text:style-name="T1">Contra-</text:span></text:p>
            <text:p text:style-name="P22"><text:span text:style-name="T1">-diction</text:span></text:p>
            <text:p text:style-name="P22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22"><text:span text:style-name="T1">XOR</text:span></text:p>
            <text:p text:style-name="P22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22"><text:span text:style-name="T1">XNOR</text:span></text:p>
            <text:p text:style-name="P22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21"><text:span text:style-name="T2">AND</text:span></text:p>
            <text:p text:style-name="P2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22"><text:span text:style-name="T2">NAND</text:span></text:p>
            <text:p text:style-name="P22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22"><text:span text:style-name="T2">OR</text:span></text:p>
            <text:p text:style-name="P22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22"><text:span text:style-name="T2">NOR</text:span></text:p>
            <text:p text:style-name="P22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21"><text:span text:style-name="T3">MI</text:span></text:p>
            <text:p text:style-name="P2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22"><text:span text:style-name="T3">MNI</text:span></text:p>
            <text:p text:style-name="P22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22"><text:span text:style-name="T4">LP</text:span></text:p>
            <text:p text:style-name="P22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22"><text:span text:style-name="T4">LC</text:span></text:p>
            <text:p text:style-name="P22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22"><text:span text:style-name="T4">RP</text:span></text:p>
            <text:p text:style-name="P22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22"><text:span text:style-name="T4">RC</text:span></text:p>
            <text:p text:style-name="P22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21"><text:span text:style-name="T3">CI</text:span></text:p>
            <text:p text:style-name="P2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22"><text:span text:style-name="T3">CNI</text:span></text:p>
            <text:p text:style-name="P22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23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 text:style-name="P24"><text:span text:style-name="T7">(c) 2000-2025 Christopher <text:s text:c="2"/>Andrew <text:s text:c="3"/></text:span></text:p>
            <text:p text:style-name="P24"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 text:style-name="P24"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 text:style-name="P24"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 text:style-name="P24"><text:span text:style-name="T7">Github.com/ChristopherAndrewTopalian</text:span></text:p>
          </draw:text-box>
        </draw:frame>
      </draw:page>
      <draw:page draw:name="page7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8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g draw:style-name="gr14">
          <draw:line draw:style-name="gr19" draw:text-style-name="P10" draw:layer="layout" svg:x1="4.665cm" svg:y1="8.263cm" svg:x2="16.975cm" svg:y2="13.361cm">
            <text:p/>
          </draw:line>
          <draw:line draw:style-name="gr19" draw:text-style-name="P10" draw:layer="layout" svg:x1="4.677cm" svg:y1="13.394cm" svg:x2="16.93cm" svg:y2="8.318cm">
            <text:p/>
          </draw:line>
          <draw:line draw:style-name="gr20" draw:text-style-name="P10" draw:layer="layout" svg:x1="4.94cm" svg:y1="8.248cm" svg:x2="4.94cm" svg:y2="13.254cm">
            <text:p/>
          </draw:line>
          <draw:line draw:style-name="gr20" draw:text-style-name="P10" draw:layer="layout" svg:x1="16.721cm" svg:y1="8.346cm" svg:x2="16.721cm" svg:y2="13.25cm">
            <text:p/>
          </draw:line>
          <draw:line draw:style-name="gr20" draw:text-style-name="P10" draw:layer="layout" svg:x1="4.782cm" svg:y1="8.3cm" svg:x2="16.887cm" svg:y2="8.299cm">
            <text:p/>
          </draw:line>
          <draw:line draw:style-name="gr20" draw:text-style-name="P10" draw:layer="layout" svg:x1="16.918cm" svg:y1="13.33cm" svg:x2="4.753cm" svg:y2="13.329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9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10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g draw:style-name="gr14">
          <draw:line draw:style-name="gr19" draw:text-style-name="P10" draw:layer="layout" svg:x1="4.665cm" svg:y1="8.263cm" svg:x2="16.975cm" svg:y2="13.361cm">
            <text:p/>
          </draw:line>
          <draw:line draw:style-name="gr19" draw:text-style-name="P10" draw:layer="layout" svg:x1="4.677cm" svg:y1="13.394cm" svg:x2="16.93cm" svg:y2="8.318cm">
            <text:p/>
          </draw:line>
          <draw:line draw:style-name="gr20" draw:text-style-name="P10" draw:layer="layout" svg:x1="4.94cm" svg:y1="8.248cm" svg:x2="4.94cm" svg:y2="13.254cm">
            <text:p/>
          </draw:line>
          <draw:line draw:style-name="gr20" draw:text-style-name="P10" draw:layer="layout" svg:x1="16.721cm" svg:y1="8.346cm" svg:x2="16.721cm" svg:y2="13.25cm">
            <text:p/>
          </draw:line>
          <draw:line draw:style-name="gr20" draw:text-style-name="P10" draw:layer="layout" svg:x1="4.782cm" svg:y1="8.3cm" svg:x2="16.887cm" svg:y2="8.299cm">
            <text:p/>
          </draw:line>
          <draw:line draw:style-name="gr20" draw:text-style-name="P10" draw:layer="layout" svg:x1="16.918cm" svg:y1="13.33cm" svg:x2="4.753cm" svg:y2="13.329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11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12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g draw:style-name="gr14">
          <draw:line draw:style-name="gr19" draw:text-style-name="P10" draw:layer="layout" svg:x1="4.665cm" svg:y1="8.263cm" svg:x2="16.975cm" svg:y2="13.361cm">
            <text:p/>
          </draw:line>
          <draw:line draw:style-name="gr19" draw:text-style-name="P10" draw:layer="layout" svg:x1="4.677cm" svg:y1="13.394cm" svg:x2="16.93cm" svg:y2="8.318cm">
            <text:p/>
          </draw:line>
          <draw:line draw:style-name="gr20" draw:text-style-name="P10" draw:layer="layout" svg:x1="4.94cm" svg:y1="8.248cm" svg:x2="4.94cm" svg:y2="13.254cm">
            <text:p/>
          </draw:line>
          <draw:line draw:style-name="gr20" draw:text-style-name="P10" draw:layer="layout" svg:x1="16.721cm" svg:y1="8.346cm" svg:x2="16.721cm" svg:y2="13.25cm">
            <text:p/>
          </draw:line>
          <draw:line draw:style-name="gr20" draw:text-style-name="P10" draw:layer="layout" svg:x1="4.782cm" svg:y1="8.3cm" svg:x2="16.887cm" svg:y2="8.299cm">
            <text:p/>
          </draw:line>
          <draw:line draw:style-name="gr20" draw:text-style-name="P10" draw:layer="layout" svg:x1="16.918cm" svg:y1="13.33cm" svg:x2="4.753cm" svg:y2="13.329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13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g draw:style-name="gr14">
          <draw:line draw:style-name="gr19" draw:text-style-name="P10" draw:layer="layout" svg:x1="4.665cm" svg:y1="8.263cm" svg:x2="16.975cm" svg:y2="13.361cm">
            <text:p/>
          </draw:line>
          <draw:line draw:style-name="gr19" draw:text-style-name="P10" draw:layer="layout" svg:x1="4.677cm" svg:y1="13.394cm" svg:x2="16.93cm" svg:y2="8.318cm">
            <text:p/>
          </draw:line>
          <draw:line draw:style-name="gr20" draw:text-style-name="P10" draw:layer="layout" svg:x1="4.94cm" svg:y1="8.248cm" svg:x2="4.94cm" svg:y2="13.254cm">
            <text:p/>
          </draw:line>
          <draw:line draw:style-name="gr20" draw:text-style-name="P10" draw:layer="layout" svg:x1="16.721cm" svg:y1="8.346cm" svg:x2="16.721cm" svg:y2="13.25cm">
            <text:p/>
          </draw:line>
          <draw:line draw:style-name="gr20" draw:text-style-name="P10" draw:layer="layout" svg:x1="4.782cm" svg:y1="8.3cm" svg:x2="16.887cm" svg:y2="8.299cm">
            <text:p/>
          </draw:line>
          <draw:line draw:style-name="gr20" draw:text-style-name="P10" draw:layer="layout" svg:x1="16.918cm" svg:y1="13.33cm" svg:x2="4.753cm" svg:y2="13.329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641cm" fo:page-height="21.64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27T15:38:03.436273200</meta:creation-date>
    <dc:date>2025-07-04T09:45:18.561357400</dc:date>
    <meta:editing-duration>P6DT1H53M58S</meta:editing-duration>
    <meta:editing-cycles>58</meta:editing-cycles>
    <meta:generator>LibreOffice/25.2.3.2$Windows_X86_64 LibreOffice_project/bbb074479178df812d175f709636b368952c2ce3</meta:generator>
    <dc:title>CATopalian True AI by Christopher Andrew Topalian</dc:title>
    <dc:subject>true artificial intelligence</dc:subject>
    <meta:keyword>ai</meta:keyword>
    <meta:keyword>true ai</meta:keyword>
    <dc:publisher>Christopher Andrew Topalian</dc:publisher>
    <dc:description>Dedicated to God the Father
All Rights Reserved Christopher Andrew Topalian Copyright 2000-2025
CATopalian True AI by Christopher Andrew Topalian

https://github.com/ChristopherAndrewTopalian
https://github.com/ChristopherTopalian
https://sites.google.com/view/CollegeOfScripting
https://www.youtube.com/@CollegeOfScripting

College of Scripting Music &amp; Science</dc:description>
    <meta:document-statistic meta:object-count="2455"/>
  </office:meta>
</office:document-meta>
</file>